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8/2021</text:span></text:p>
      <text:p text:style-name="P9"/>
      <text:p text:style-name="P10">RECIBI CONFORME</text:p>
      <text:p text:style-name="P9"/>
      <text:p text:style-name="P11">CLIENTE: USCUVILCA RAFAEL ANGELA JINA LINDA MARICRUZ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OBB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BB FR.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ATO MUSCOVY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8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SAN RAMON</text:span></text:p>
      <text:p text:style-name="P5"/>
      <text:p text:style-name="P5">Recojo: <text:span text:style-name="T3">USCUVILCA RAFAEL ANGELA JINA LINDA MARICRUZ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17:19:4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